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fo:font-weight="bold" officeooo:rsid="0020e3c9" officeooo:paragraph-rsid="0020e3c9" style:font-size-asian="12pt" style:font-weight-asian="bold" style:font-size-complex="12pt" style:font-weight-complex="bold" loext:padding="0cm" loext:border="none"/>
    </style:style>
    <style:style style:name="P2" style:family="paragraph" style:parent-style-name="Text_20_body">
      <style:text-properties fo:color="#000000" fo:font-size="12pt" fo:language="en" fo:country="US" fo:font-weight="normal" officeooo:rsid="0020e3c9" officeooo:paragraph-rsid="0020e3c9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color="#000000" fo:font-size="12pt" fo:language="en" fo:country="US" fo:font-weight="normal" officeooo:rsid="0022b718" officeooo:paragraph-rsid="0022b718" style:font-size-asian="12pt" style:font-weight-asian="normal" style:font-size-complex="12pt" style:font-weight-complex="normal" loext:padding="0cm" loext:border="none"/>
    </style:style>
    <style:style style:name="P4" style:family="paragraph" style:parent-style-name="Text_20_body">
      <style:text-properties fo:color="#000000" fo:font-size="12pt" fo:language="en" fo:country="US" fo:font-weight="normal" officeooo:rsid="00237797" officeooo:paragraph-rsid="00237797" style:font-size-asian="12pt" style:font-weight-asian="normal" style:font-size-complex="12pt" style:font-weight-complex="normal" loext:padding="0cm" loext:border="none"/>
    </style:style>
    <style:style style:name="P5" style:family="paragraph" style:parent-style-name="Text_20_body">
      <style:text-properties fo:color="#000000" fo:font-size="12pt" fo:language="en" fo:country="US" style:text-underline-style="solid" style:text-underline-width="auto" style:text-underline-color="font-color" fo:font-weight="bold" officeooo:rsid="0020e3c9" officeooo:paragraph-rsid="0020e3c9" style:font-size-asian="12pt" style:font-weight-asian="bold" style:font-size-complex="12pt" style:font-weight-complex="bold" loext:padding="0cm" loext:border="none"/>
    </style:style>
    <style:style style:name="P6" style:family="paragraph" style:parent-style-name="Text_20_body">
      <style:text-properties fo:color="#000000" fo:font-size="12pt" fo:language="en" fo:country="US" style:text-underline-style="solid" style:text-underline-width="auto" style:text-underline-color="font-color" fo:font-weight="normal" officeooo:rsid="0020e3c9" officeooo:paragraph-rsid="0020e3c9" style:font-size-asian="12pt" style:font-weight-asian="normal" style:font-size-complex="12pt" style:font-weight-complex="normal" loext:padding="0cm" loext:border="none"/>
    </style:style>
    <style:style style:name="P7" style:family="paragraph" style:parent-style-name="Heading_20_3">
      <style:text-properties fo:color="#000000" fo:font-size="14pt" fo:language="en" fo:country="US" fo:font-weight="bold" officeooo:rsid="0020e3c9" officeooo:paragraph-rsid="0020e3c9" style:font-size-asian="14pt" style:font-weight-asian="bold" style:font-size-complex="14pt" style:font-weight-complex="bold" loext:padding="0cm" loext:border="none"/>
    </style:style>
    <style:style style:name="P8" style:family="paragraph" style:parent-style-name="Text_20_body">
      <style:text-properties fo:color="#000000" fo:font-size="12pt" fo:language="en" fo:country="US" fo:font-weight="normal" officeooo:rsid="0022b718" officeooo:paragraph-rsid="0024176c" style:font-size-asian="12pt" style:font-weight-asian="normal" style:font-size-complex="12pt" style:font-weight-complex="normal" loext:padding="0cm" loext:border="none"/>
    </style:style>
    <style:style style:name="T1" style:family="text">
      <style:text-properties officeooo:rsid="002417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Report CarND-Traffic-Sign-Classifier</text:h>
      <text:p text:style-name="P2"/>
      <text:p text:style-name="P1">Preamble:</text:p>
      <text:p text:style-name="P2">I own only a cheap PC. Therefore,I only have an inexpensive PC. Therefore, we will construct the project as follows.</text:p>
      <text:p text:style-name="P2"><text:s/>· Training results (sign model) and images to be used (grayed scaled) are recorded in the storage once </text:p>
      <text:p text:style-name="P2">· Load them from storage when using them</text:p>
      <text:p text:style-name="P2"/>
      <text:p text:style-name="P2"/>
      <text:p text:style-name="P1">Procedure for running the project</text:p>
      <text:p text:style-name="P1"/>
      <text:p text:style-name="P5">Step 0: Load The Data + Step 1: Dataset Summary &amp; Exploration</text:p>
      <text:p text:style-name="P2"/>
      <text:p text:style-name="P2">Resolve instructions using functions (1) to (3)</text:p>
      <text:p text:style-name="P2"/>
      <text:p text:style-name="P2">Function (1) <text:s text:c="2"/>Load three data of training, validation, testing</text:p>
      <text:p text:style-name="P2">Function (2) <text:s text:c="2"/>Load signnames data</text:p>
      <text:p text:style-name="P2">Function (3) <text:s text:c="2"/>Prepare system parameters and basic summary of the Data</text:p>
      <text:p text:style-name="P2"/>
      <text:p text:style-name="P1">Step 2: Design and Test a Model Architecture</text:p>
      <text:p text:style-name="P1"/>
      <text:p text:style-name="P5">Pre-process the Data Set (normalization, grayscale, etc.)</text:p>
      <text:p text:style-name="P6"/>
      <text:p text:style-name="P2">Resolve instructions using functions (4) to (10)</text:p>
      <text:p text:style-name="P2"/>
      <text:p text:style-name="P2">Function (4) <text:s text:c="2"/>Define standard processing (grayscale image) </text:p>
      <text:p text:style-name="P2">Function (5) <text:s text:c="2"/>Define conversion function from RGB to grayscale</text:p>
      <text:p text:style-name="P2">Function (6) <text:s text:c="2"/>Make a list of grayscale images (1K data at a time)</text:p>
      <text:p text:style-name="P2">Function (7) <text:s text:c="2"/>Concatenate the list to create an array(converted-image) &amp; record the array </text:p>
      <text:p text:style-name="P2">Function (8) <text:s text:c="2"/>Load arrays and restore transformed images</text:p>
      <text:p text:style-name="P2"><text:soft-page-break/>Function (9) <text:s text:c="2"/>Replace training, validation, testing data with returned grayscale image</text:p>
      <text:p text:style-name="P2"><text:s text:c="26"/>Furthermore, initialize data used in TF</text:p>
      <text:p text:style-name="P2">Function (10) <text:s/>Shuffle training data for startup <text:s/></text:p>
      <text:p text:style-name="P8">※ <text:span text:style-name="T1"><text:s/>In this step 2, in order to strengthen training, "keeped edge training image " and "blurred edge training image" are combined with "original training image" and processed</text:span></text:p>
      <text:p text:style-name="P3"/>
      <text:p text:style-name="P5">Model Architecture</text:p>
      <text:p text:style-name="P2"/>
      <text:p text:style-name="P2">Resolve instructions using functions (11) to (17)</text:p>
      <text:p text:style-name="P2"/>
      <text:p text:style-name="P2"><text:s/>Function (11) <text:s/>Define the leNet with Dropout </text:p>
      <text:p text:style-name="P2"><text:s/>Function (12) <text:s/>Set placeholder &amp; one_hot</text:p>
      <text:p text:style-name="P2"><text:s/>Function (13) <text:s/>Set the TF function (group 1)</text:p>
      <text:p text:style-name="P2"><text:s text:c="3"/><text:tab/>for <text:s/>logits, softmax_cross_entropy , AdamOptimizer etc</text:p>
      <text:p text:style-name="P2"><text:s/>Function (14) <text:s/>Set the TF function (group 2) </text:p>
      <text:p text:style-name="P2"><text:s text:c="3"/><text:tab/>for Task Of <text:s/>Softmax Probabilities</text:p>
      <text:p text:style-name="P2"><text:s/>Function (15) <text:s/>Set the TF function (group 3) </text:p>
      <text:p text:style-name="P2"><text:tab/>for <text:s/>correct_predict14ion ,evaluation <text:s/>&amp; customized evaluation method etc</text:p>
      <text:p text:style-name="P2"><text:s/>Function (16) <text:s/>Execute TF function &amp; Record the Result (= Traffic-Sign Model)</text:p>
      <text:p text:style-name="P2"><text:s/>Function (17) <text:s/>Load the last used learning rate</text:p>
      <text:p text:style-name="P2"><text:s/>Function (18) <text:s/>Load my Traffic-Sign Model＆Execute evaluation Test</text:p>
      <text:p text:style-name="P4">※　In this step 3, I attempted to adjust the dropout and the learning rate</text:p>
      <text:p text:style-name="P2"/>
      <text:p text:style-name="P1">Step 3: Test a Model on New Images</text:p>
      <text:p text:style-name="P1"/>
      <text:p text:style-name="P5">Load and Output the Images</text:p>
      <text:p text:style-name="P1"/>
      <text:p text:style-name="P2">Resolve instructions using functions (19) to (17)</text:p>
      <text:p text:style-name="P2"><text:s/></text:p>
      <text:p text:style-name="P2"><text:s/>Function (19) Load my <text:s/>image to make sign data-set </text:p>
      <text:p text:style-name="P2"><text:s/>Function (20) Output <text:s/>predictions </text:p>
      <text:p text:style-name="P2"><text:soft-page-break/><text:s/>Function (21) Output the result of Analyze Performance</text:p>
      <text:p text:style-name="P2"/>
      <text:p text:style-name="P5">Output Top 5 Softmax Probabilities For Each Image Found on the Web</text:p>
      <text:p text:style-name="P2"/>
      <text:p text:style-name="P2"><text:s/>Function (22) <text:s/>Output the result of Softmax Probabili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kaoPGothic" style:font-family-asian="TakaoPGothic" style:font-family-generic-asian="system" style:font-pitch-asian="variable" style:font-size-asian="14pt" style:font-weight-asian="bold" style:font-name-complex="TakaoPGothic" style:font-family-complex="TakaoPGothic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TakaoPGothic" style:font-family-complex="TakaoPGothic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TakaoPGothic" style:font-family-complex="TakaoPGothic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53:33.927817254</meta:creation-date>
    <dc:date>2017-12-19T13:13:31.819133007</dc:date>
    <meta:editing-duration>PT1H31M46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46" meta:word-count="393" meta:character-count="2576" meta:non-whitespace-character-count="2136"/>
  </office:meta>
</office:document-meta>
</file>